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All of my life</text:p>
      <text:p text:style-name="Normal">I have been haunted by a demon of “It’s coming to get you”</text:p>
      <text:p text:style-name="Normal">This nearly ever-present threat hovers over me like a tyrannical father</text:p>
      <text:p text:style-name="Normal">Relief from it is such a blessing that sometimes I beam with a happiness I don’t ever see in people</text:p>
      <text:p text:style-name="Normal">At its worst, nearly all people are like agent Smith and I am Neo</text:p>
      <text:p text:style-name="Normal">And all I can do is check out because Samsara is so misguided, evil and loud</text:p>
      <text:p text:style-name="Normal">Every day I wish to banish that flaming sword of ridicule that blocks Nirvana</text:p>
      <text:p text:style-name="Normal">Nature’s hovering and implicit threat of demise</text:p>
      <text:p text:style-name="Normal">Supernature’s hovering and implicit threat of hell</text:p>
      <text:p text:style-name="Normal">A hell of a hole to climb out of</text:p>
      <text:p text:style-name="Normal">Once you do, you become like some new being</text:p>
      <text:p text:style-name="Normal">When the snake no longer eats his tail, that common fare</text:p>
      <text:p text:style-name="Normal">He can become as gentle as a dove</text:p>
      <text:p text:style-name="Normal">That process is redemption</text:p>
      <text:p text:style-name="Normal">Buddhism is the perfection of dissociation</text:p>
      <text:p text:style-name="Normal">St John of the Cross is the perfection of detachment</text:p>
      <text:p text:style-name="Normal">I suddenly realize</text:p>
      <text:p text:style-name="Normal">This is a calling</text:p>
      <text:p text:style-name="Normal">I have been Graced with an opportunity to process the perils of the ladder</text:p>
      <text:p text:style-name="Normal">A unique thing happened to me</text:p>
      <text:p text:style-name="Normal">I should share the unique spiritual things I’ve found</text:p>
      <text:p text:style-name="Normal">On my most unlikely but finally fortunate journey</text:p>
      <text:p text:style-name="Normal">There’s time to be good to some people</text:p>
      <text:p text:style-name="Normal">Before I go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